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f0041" draw:textarea-horizontal-align="justify" draw:textarea-vertical-align="middle" draw:auto-grow-height="false" fo:min-height="3.332cm" fo:min-width="0.8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566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_5f_5_5f_1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8" style:family="graphic" style:parent-style-name="Standard_5f_5_5f_1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f0041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e6e905"/>
      <style:paragraph-properties fo:text-align="center"/>
      <style:text-properties fo:language="fr" fo:country="FR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16" style:family="paragraph">
      <loext:graphic-properties draw:fill-color="#ff5429"/>
      <style:paragraph-properties fo:text-align="center"/>
      <style:text-properties fo:language="fr" fo:country="FR"/>
    </style:style>
    <style:style style:name="P1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8" style:family="paragraph">
      <loext:graphic-properties draw:fill-color="#3465a4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28pt" fo:language="fr" fo:country="FR" fo:font-weight="bold" style:font-size-asian="28pt" style:font-size-complex="28pt"/>
    </style:style>
    <style:style style:name="T1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6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641cm" svg:height="11.049cm" draw:transform="rotate (-3.14159265358979) translate (28.041cm 10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2.131cm" svg:height="11.049cm" draw:transform="rotate (-3.14159265358979) translate (1.989cm 15.8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10" draw:layer="layout" svg:width="25.199cm" svg:height="12.195cm" svg:x="1.375cm" svg:y="0.625cm">
          <draw:text-box>
            <text:p text:style-name="P9"><text:span text:style-name="T3">Danielo</text:span><text:span text:style-name="T4"> JEAN-LOUIS</text:span></text:p>
            <text:p text:style-name="P9"><text:span text:style-name="T3">Michele </text:span><text:span text:style-name="T4">LINARDI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</text:span></text:p>
          </draw:text-box>
        </draw:frame>
        <draw:frame presentation:style-name="pr6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ragment de code permettant d’ajouter de nouvelles fonctionnalités :</text:span></text:p>
                <text:list>
                  <text:list-item>
                    <text:p text:style-name="P1"><text:span text:style-name="T6">Manipulation de données</text:span></text:p>
                  </text:list-item>
                  <text:list-item>
                    <text:p text:style-name="P1"><text:span text:style-name="T6">Effets visuels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  <text:list-item>
                <text:p text:style-name="P1"><text:span text:style-name="T6">Appelé également “bibliothèque”</text:span></text:p>
                <text:p text:style-name="P1"><text:span text:style-name="T6"/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</text:span></text:p>
          </draw:text-box>
        </draw:frame>
        <draw:frame presentation:style-name="pr7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veloppé par la communauté</text:span></text:p>
                <text:list>
                  <text:list-item>
                    <text:p text:style-name="P1"><text:span text:style-name="T6">Vous pouvez donc en écrire</text:span></text:p>
                  </text:list-item>
                  <text:list-item>
                    <text:p text:style-name="P1"><text:span text:style-name="T6">Certains peuvent avoir du code malicieux</text:span></text:p>
                  </text:list-item>
                </text:list>
              </text:list-item>
              <text:list-item>
                <text:p text:style-name="P1"><text:span text:style-name="T6">Se charge comme n’importe quel script</text:span></text:p>
              </text:list-item>
              <text:list-item>
                <text:p text:style-name="P1"><text:span text:style-name="T8">Peut être payant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 – Exemple chargement</text:span></text:p>
          </draw:text-box>
        </draw:frame>
        <draw:custom-shape draw:style-name="gr6" draw:text-style-name="P14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 – Fonctionnement </text:span></text:p>
          </draw:text-box>
        </draw:frame>
        <draw:frame presentation:style-name="pr8" draw:text-style-name="P1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8">Lisez la documentation</text:span></text:p>
                <text:list>
                  <text:list-item>
                    <text:p text:style-name="P1"><text:span text:style-name="T6">Elle peut être parfois très obscure mais seule façon d’en comprendre le fonctionneme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7" draw:text-style-name="P16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Plugin (Partie 1)</text:span></text:p>
          </draw:text-box>
        </draw:frame>
        <draw:custom-shape draw:style-name="gr8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0" draw:layer="layout" svg:width="26.06cm" svg:height="5.705cm" svg:x="1.37cm" svg:y="2.76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2"><text:span text:style-name="T11">Avoir la ressource ressources/plugins</text:span></text:p>
              </text:list-item>
              <text:list-item>
                <text:p text:style-name="P12"><text:span text:style-name="T11">A télécharger ici : </text:span><text:span text:style-name="T11"><text:a xlink:href="https://downgit.github.io/#/home?url=https://github.com/DanYellow/cours/tree/main/integration-web-s3/travaux-pratiques/numero-4/ressources" xlink:type="simple">https://downgit.github.io/#/home?url=https://github.com/DanYellow/cours/tree/main/integration-web-s3/travaux-pratiques/numero-4/ressourc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10" draw:text-style-name="P21" draw:layer="layout" svg:width="25.198cm" svg:height="12.191cm" svg:x="1.4cm" svg:y="1.713cm">
          <draw:text-box>
            <text:p><text:span text:style-name="T1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2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8-05T22:03:10.456000000</dc:date>
    <meta:editing-duration>P18DT9H41M9S</meta:editing-duration>
    <meta:editing-cycles>852</meta:editing-cycles>
    <meta:generator>LibreOffice/7.2.7.2$Windows_X86_64 LibreOffice_project/8d71d29d553c0f7dcbfa38fbfda25ee34cce99a2</meta:generator>
    <meta:document-statistic meta:object-count="62"/>
  </office:meta>
</office:document-meta>
</file>